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m1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ovie asd</text:p>
          </table:table-cell>
        </table:table-row>
      </table:table>
      <table:table table:name="Ne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 style:data-style-name="N2" text:time-value="13:06:55.88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02:53:31.359000000</meta:creation-date>
    <meta:generator>LibreOffice/4.4.2.2$Windows_x86 LibreOffice_project/c4c7d32d0d49397cad38d62472b0bc8acff48dd6</meta:generator>
    <dc:date>2015-05-03T13:08:02.079000000</dc:date>
    <meta:editing-duration>PT1M44S</meta:editing-duration>
    <meta:editing-cycles>4</meta:editing-cycles>
    <meta:document-statistic meta:table-count="2" meta:cell-count="12" meta:object-count="0"/>
  </office:meta>
</office:document-meta>
</file>